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50000041AF6F1348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Rader Chat" draw:style-name="dp1" draw:master-page-name="Default">
        <draw:frame draw:style-name="gr1" draw:text-style-name="P1" draw:layer="layout" svg:width="18.999cm" svg:height="15.92cm" svg:x="1cm" svg:y="1.08cm">
          <draw:image xlink:href="Pictures/10000000000004E50000041AF6F134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